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ce3" officeooo:paragraph-rsid="00177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: pushed from Ubun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22:41:26.753545839</meta:creation-date>
    <dc:date>2018-03-01T22:42:12.870155993</dc:date>
    <meta:editing-duration>PT46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  <meta:generator>LibreOffice/5.1.6.2$Linux_X86_64 LibreOffice_project/10m0$Build-2</meta:generator>
  </office:meta>
</office:document-meta>
</file>